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ed5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ed5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ed5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ed5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ed5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ed5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ed5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ed5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ed5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ed5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ed5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ed5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ed5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ed5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ed5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ed5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ed5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 Rubí Daniela Zea Ortega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8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11498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oisés De Jesús Zea Da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E 8179509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9.97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80" meta:character-count="1163" meta:non-whitespace-character-count="991"/>
    <meta:template xlink:type="simple" xlink:actuate="onRequest" xlink:title="Normal" xlink:href=""/>
  </office:meta>
</office:document-meta>
</file>